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d0224" officeooo:paragraph-rsid="000d0224"/>
    </style:style>
    <style:style style:name="P2" style:family="paragraph" style:parent-style-name="Standard">
      <style:paragraph-properties fo:text-align="center" style:justify-single-word="false"/>
      <style:text-properties officeooo:rsid="000d0224" officeooo:paragraph-rsid="000d0224"/>
    </style:style>
    <style:style style:name="P3" style:family="paragraph" style:parent-style-name="Standard">
      <style:text-properties officeooo:rsid="000d0224" officeooo:paragraph-rsid="000d2d57"/>
    </style:style>
    <style:style style:name="P4" style:family="paragraph" style:parent-style-name="Standard">
      <style:text-properties fo:font-style="italic" officeooo:rsid="000d0224" officeooo:paragraph-rsid="000d0224" style:font-style-asian="italic" style:font-style-complex="italic"/>
    </style:style>
    <style:style style:name="P5" style:family="paragraph" style:parent-style-name="Standard">
      <style:text-properties officeooo:rsid="000d2d57" officeooo:paragraph-rsid="000d2d57"/>
    </style:style>
    <style:style style:name="T1" style:family="text">
      <style:text-properties officeooo:rsid="000d0224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d2d57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0d2d57"/>
    </style:style>
    <style:style style:name="T7" style:family="text">
      <style:text-properties officeooo:rsid="000d2d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vertible <text:span text:style-name="T1">Adjoint </text:span>Normal Path<text:span text:style-name="T1">s</text:span></text:p>
      <text:p text:style-name="P2">by Sven Nilsen, 2020</text:p>
      <text:p text:style-name="P1"/>
      <text:p text:style-name="P4">In this paper I prove that when the normal path of an adjoint path is invertible,<text:line-break/>the adjoint operators are logically equivalent to the identity function.</text:p>
      <text:p text:style-name="P1"/>
      <text:p text:style-name="P1">An adjoint path is defined as following:</text:p>
      <text:p text:style-name="P1"/>
      <text:p text:style-name="P1"><text:tab/>f[g<text:span text:style-name="T2">0</text:span> ⨯ id → id] &lt;=&gt; f[id ⨯ g<text:span text:style-name="T2">1</text:span> → id]</text:p>
      <text:p text:style-name="P1"/>
      <text:p text:style-name="P1">When this normal path is invertible, one can prove <text:span text:style-name="T7">the following</text:span>:</text:p>
      <text:p text:style-name="P1"/>
      <text:p text:style-name="P1"><text:tab/><text:span text:style-name="T7">g</text:span><text:span text:style-name="T3">0</text:span><text:span text:style-name="T7"> &lt;=&gt; g</text:span><text:span text:style-name="T3">1</text:span><text:span text:style-name="T7"> &lt;=&gt; id</text:span></text:p>
      <text:p text:style-name="P1"/>
      <text:p text:style-name="P5">As a consequence, the adjoint normal path of `f` is `f`:</text:p>
      <text:p text:style-name="P5"/>
      <text:p text:style-name="P5"><text:tab/>f[id] &lt;=&gt; f</text:p>
      <text:p text:style-name="P1"/>
      <text:p text:style-name="P5">Proof:</text:p>
      <text:p text:style-name="P1"/>
      <text:p text:style-name="P1"><text:tab/>f[g<text:span text:style-name="T2">0</text:span> ⨯ id → id] &lt;=&gt; h</text:p>
      <text:p text:style-name="P1"><text:tab/>h<text:span text:style-name="T4">-1</text:span> · f[g<text:span text:style-name="T2">0</text:span> ⨯ id → id] &lt;=&gt; h<text:span text:style-name="T4">-1</text:span> · h</text:p>
      <text:p text:style-name="P1"><text:tab/>f[g<text:span text:style-name="T2">0</text:span> ⨯ id → h<text:span text:style-name="T4">-1</text:span><text:span text:style-name="T5"> · id</text:span>] &lt;=&gt; id</text:p>
      <text:p text:style-name="P1"><text:tab/>f[g<text:span text:style-name="T2">0</text:span> ⨯ id → h<text:span text:style-name="T4">-1</text:span>] &lt;=&gt; id</text:p>
      <text:p text:style-name="P1"><text:tab/>g<text:span text:style-name="T2">0</text:span> ⨯ id &lt;=&gt; id<text:span text:style-name="T2">T⨯T</text:span><text:span text:style-name="T5"><text:tab/><text:tab/><text:tab/></text:span><text:span text:style-name="T6">One can see this from `</text:span><text:span text:style-name="T5">f(x, y) = h(g</text:span><text:span text:style-name="T2">0</text:span><text:span text:style-name="T5">(x), y)</text:span><text:span text:style-name="T6">`</text:span></text:p>
      <text:p text:style-name="P1"><text:span text:style-name="T5"><text:tab/>g</text:span><text:span text:style-name="T2">0</text:span><text:span text:style-name="T5"> &lt;=&gt; id</text:span></text:p>
      <text:p text:style-name="P1"/>
      <text:p text:style-name="P3"><text:tab/>f[g<text:span text:style-name="T2">0</text:span> ⨯ id → id] <text:span text:style-name="T7">&lt;=&gt; </text:span>f[id ⨯ g<text:span text:style-name="T2">1</text:span> → id]</text:p>
      <text:p text:style-name="P3"><text:tab/>f[<text:span text:style-name="T6">id</text:span> ⨯ id → id] <text:span text:style-name="T7">&lt;=&gt; </text:span>f[id ⨯ g<text:span text:style-name="T2">1</text:span> → id]</text:p>
      <text:p text:style-name="P3"><text:tab/><text:span text:style-name="T7">f[id] &lt;=&gt; </text:span>f[id ⨯ g<text:span text:style-name="T2">1</text:span> → id]</text:p>
      <text:p text:style-name="P3"><text:tab/><text:span text:style-name="T7">f &lt;=&gt; </text:span>f[id ⨯ g<text:span text:style-name="T2">1</text:span> → id]</text:p>
      <text:p text:style-name="P3"><text:tab/><text:span text:style-name="T7">g</text:span><text:span text:style-name="T3">1</text:span><text:span text:style-name="T7"> &lt;=&gt; id</text:span></text:p>
      <text:p text:style-name="P3"/>
      <text:p text:style-name="P5">Q.E.D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5T22:12:01.113767000</meta:creation-date>
    <dc:date>2020-05-05T22:30:44.020682000</dc:date>
    <meta:editing-duration>PT7M42S</meta:editing-duration>
    <meta:editing-cycles>1</meta:editing-cycles>
    <meta:document-statistic meta:table-count="0" meta:image-count="0" meta:object-count="0" meta:page-count="1" meta:paragraph-count="22" meta:word-count="175" meta:character-count="758" meta:non-whitespace-character-count="589"/>
    <meta:generator>LibreOffice/5.1.2.2$MacOSX_X86_64 LibreOffice_project/d3bf12ecb743fc0d20e0be0c58ca359301eb705f</meta:generator>
  </office:meta>
</office:document-meta>
</file>